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BD000000B7B0C07D8C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 Mono" svg:font-family="'DejaVu Sans Mono'" style:font-family-generic="modern" style:font-pitch="fixed"/>
    <style:font-face style:name="Lohit Bengali" svg:font-family="'Lohit Bengali'" style:font-adornments="Italic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style:text-underline-style="none"/>
    </style:style>
    <style:style style:name="P3" style:family="paragraph" style:parent-style-name="PiePortada" style:master-page-name="TablaContenidos">
      <style:paragraph-properties style:page-number="1"/>
    </style:style>
    <style:style style:name="P4" style:family="paragraph" style:parent-style-name="Table_20_Contents" style:master-page-name="IndiceFiguras">
      <style:paragraph-properties style:page-number="auto"/>
    </style:style>
    <style:style style:name="P5" style:family="paragraph" style:parent-style-name="Titulo" style:master-page-name="Portada">
      <style:paragraph-properties style:page-number="auto"/>
    </style:style>
    <style:style style:name="P6" style:family="paragraph" style:parent-style-name="Heading_20_1" style:master-page-name="PaginaDerecha">
      <style:paragraph-properties style:page-number="1"/>
    </style:style>
    <style:style style:name="fr1" style:family="graphic" style:parent-style-name="Graphics">
      <style:graphic-properties fo:margin-left="0.319cm" fo:margin-right="0.319cm" style:run-through="background" style:wrap="right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5">Anexo 3: Especificación de diseño</text:p>
      <text:p text:style-name="Autor">David Garcinuño Enríquez</text:p>
      <text:p text:style-name="Imagen"><draw:frame draw:style-name="fr1" draw:name="graphics1" text:anchor-type="char" svg:x="6.145cm" svg:y="4.284cm" svg:width="4.71cm" svg:height="4.551cm" draw:z-index="0"><draw:image xlink:href="Pictures/10000000000000BD000000B7B0C07D8C.jpg" xlink:type="simple" xlink:show="embed" xlink:actuate="onLoad"/><draw:contour-polygon svg:width="6.663cm" svg:height="6.439cm" svg:viewBox="0 0 6663 6439" draw:points="-6,0 -6,6439 6663,6439 6663,0" draw:recreate-on-edit="false"/></draw:frame></text:p>
      <text:p text:style-name="PiePortada"/>
      <text:p text:style-name="PiePortada"/>
      <text:p text:style-name="PiePortada"/>
      <text:p text:style-name="PiePortada"/>
      <text:p text:style-name="PiePortada"/>
      <text:p text:style-name="PiePortada"/>
      <text:p text:style-name="PiePortada"/>
      <text:p text:style-name="PiePortada">Ingeniería en Informática</text:p>
      <text:p text:style-name="PiePortada">Departamento de Informática y Automática</text:p>
      <text:p text:style-name="PiePortada">Facultad de ciencias</text:p>
      <text:p text:style-name="PiePortada">Universidad de Salamanca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Índice de Contenido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Índice de Contenidos</text:p>
          </text:index-title>
          <text:p text:style-name="P1">1Introducción<text:tab/>1</text:p>
        </text:index-body>
      </text:table-of-content>
      <text:p text:style-name="Table_20_Contents"/>
      <text:p text:style-name="P4"/>
      <text:illustration-index text:style-name="Sect2" text:protected="true" text:name="Illustration Index1">
        <text:illustration-index-source text:caption-sequence-name="Figura" text:caption-sequence-format="text">
          <text:index-title-template text:style-name="Illustration_20_Index_20_Heading">Índice de figura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2" text:name="Illustration Index1_Head">
            <text:p text:style-name="Illustration_20_Index_20_Heading">Índice de figuras</text:p>
          </text:index-title>
        </text:index-body>
      </text:illustration-index>
      <text:h text:style-name="Heading_20_1" text:outline-level="1" text:is-list-header="true"/>
      <text:h text:style-name="P6" text:outline-level="1">Introducción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 Mono" svg:font-family="'DejaVu Sans Mono'" style:font-family-generic="modern" style:font-pitch="fixed"/>
    <style:font-face style:name="Lohit Bengali" svg:font-family="'Lohit Bengali'" style:font-adornments="Italic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s" fo:country="E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3cm" fo:text-align="justify" style:justify-single-word="false" style:page-number="auto" fo:background-color="transparent" style:shadow="none">
        <style:tab-stops/>
        <style:background-image/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itulo" style:family="paragraph" style:parent-style-name="Contents_20_3" style:next-style-name="Autor" style:master-page-name="">
      <style:paragraph-properties fo:margin="100%" fo:margin-left="0cm" fo:margin-right="0cm" fo:margin-top="5.001cm" fo:margin-bottom="0cm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fo:font-size="32pt" fo:font-weight="bold"/>
    </style:style>
    <style:style style:name="Autor" style:family="paragraph" style:parent-style-name="Titulo" style:next-style-name="Imagen" style:master-page-name="">
      <style:paragraph-properties fo:margin-top="2.2cm" fo:margin-bottom="0cm" style:page-number="auto"/>
      <style:text-properties fo:font-size="14pt" fo:font-weight="normal"/>
    </style:style>
    <style:style style:name="Imagen" style:family="paragraph" style:parent-style-name="Titulo" style:next-style-name="PiePortada" style:master-page-name="">
      <style:paragraph-properties fo:margin-top="7.999cm" fo:margin-bottom="1.499cm" style:page-number="auto"/>
      <style:text-properties fo:font-size="12pt"/>
    </style:style>
    <style:style style:name="PiePortada" style:family="paragraph" style:parent-style-name="Imagen">
      <style:paragraph-properties fo:margin-top="0cm" fo:margin-bottom="0cm"/>
    </style:style>
    <style:style style:name="CabeceraDerecha" style:family="paragraph" style:parent-style-name="Header" style:master-page-name="">
      <style:paragraph-properties fo:text-align="start" style:justify-single-word="false" style:page-number="auto" fo:padding-left="0.101cm" fo:padding-right="0.101cm" fo:padding-top="0.049cm" fo:padding-bottom="0.049cm" fo:border-left="0.06pt solid #000000" fo:border-right="none" fo:border-top="none" fo:border-bottom="0.06pt solid #000000" style:shadow="none"/>
      <style:text-properties style:font-size-asian="10.5pt"/>
    </style:style>
    <style:style style:name="PieDerecha" style:family="paragraph" style:parent-style-name="Footer" style:master-page-name="">
      <style:paragraph-properties fo:text-align="end" style:justify-single-word="false" style:page-number="auto" fo:background-color="transparent" fo:padding-left="0.101cm" fo:padding-right="0.101cm" fo:padding-top="0.049cm" fo:padding-bottom="0.101cm" fo:border-left="none" fo:border-right="0.51pt solid #000000" fo:border-top="0.51pt solid #000000" fo:border-bottom="none" style:shadow="none">
        <style:background-image/>
      </style:paragraph-properties>
      <style:text-properties fo:font-weight="bold" style:font-size-asian="10.5pt"/>
    </style:style>
    <style:style style:name="CabeceraIzquierda" style:family="paragraph" style:parent-style-name="Header">
      <style:paragraph-properties fo:text-align="end" style:justify-single-word="false" fo:padding-left="0.101cm" fo:padding-right="0.101cm" fo:padding-top="0.049cm" fo:padding-bottom="0.049cm" fo:border-left="none" fo:border-right="0.06pt solid #000000" fo:border-top="none" fo:border-bottom="0.06pt solid #000000" style:shadow="none"/>
    </style:style>
    <style:style style:name="PieIzquierda" style:family="paragraph" style:parent-style-name="Footer">
      <style:paragraph-properties fo:text-align="start" style:justify-single-word="false" fo:background-color="transparent" fo:padding-left="0.101cm" fo:padding-right="0.101cm" fo:padding-top="0.049cm" fo:padding-bottom="0.049cm" fo:border-left="0.51pt solid #000000" fo:border-right="none" fo:border-top="0.51pt solid #000000" fo:border-bottom="none" style:shadow="none">
        <style:background-image/>
      </style:paragraph-properties>
      <style:text-properties fo:font-weight="bold" style:font-size-asian="10.5pt"/>
    </style:style>
    <style:style style:name="Cuerpo" style:family="paragraph" style:parent-style-name="Text_20_body"/>
    <style:style style:name="TituloIndice" style:family="paragraph" style:parent-style-name="Standard">
      <style:text-properties fo:font-weight="bold" style:font-size-asian="10.5pt"/>
    </style:style>
    <style:style style:name="Figura" style:family="paragraph" style:parent-style-name="Caption"/>
    <style:style style:name="Codigo" style:family="paragraph" style:parent-style-name="Text_20_body" style:class="text" style:master-page-name="">
      <style:paragraph-properties fo:margin-top="0cm" fo:margin-bottom="0cm" style:page-number="auto" fo:background-color="#ffff66">
        <style:tab-stops/>
        <style:background-image/>
      </style:paragraph-properties>
      <style:text-properties style:font-name="Lohit Bengali" fo:font-style="italic" style:font-size-asian="10.5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.199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harmaa2_7e_LT_7e_Gliederung_20_1" style:display-name="harmaa2~LT~Gliederung 1" style:family="paragraph">
      <style:paragraph-properties fo:margin="100%" fo:margin-left="1.199cm" fo:margin-right="0cm" fo:margin-top="0cm" fo:margin-bottom="0.499cm" fo:text-indent="-0.9cm" style:auto-text-indent="false" style:text-autospace="none"/>
      <style:text-properties fo:color="#e6e6e6" style:text-outline="false" style:text-line-through-style="none" style:font-name="Arial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harmaa2_7e_LT_7e_Gliederung_20_2" style:display-name="harmaa2~LT~Gliederung 2" style:family="paragraph" style:parent-style-name="harmaa2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harmaa2_7e_LT_7e_Gliederung_20_3" style:display-name="harmaa2~LT~Gliederung 3" style:family="paragraph" style:parent-style-name="harmaa2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harmaa2_7e_LT_7e_Gliederung_20_4" style:display-name="harmaa2~LT~Gliederung 4" style:family="paragraph" style:parent-style-name="harmaa2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harmaa2_7e_LT_7e_Gliederung_20_5" style:display-name="harmaa2~LT~Gliederung 5" style:family="paragraph" style:parent-style-name="harmaa2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harmaa2_7e_LT_7e_Gliederung_20_6" style:display-name="harmaa2~LT~Gliederung 6" style:family="paragraph" style:parent-style-name="harmaa2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harmaa2_7e_LT_7e_Gliederung_20_7" style:display-name="harmaa2~LT~Gliederung 7" style:family="paragraph" style:parent-style-name="harmaa2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harmaa2_7e_LT_7e_Gliederung_20_8" style:display-name="harmaa2~LT~Gliederung 8" style:family="paragraph" style:parent-style-name="harmaa2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harmaa2_7e_LT_7e_Gliederung_20_9" style:display-name="harmaa2~LT~Gliederung 9" style:family="paragraph" style:parent-style-name="harmaa2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harmaa2_7e_LT_7e_Titel" style:display-name="harmaa2~LT~Titel" style:family="paragraph">
      <style:paragraph-properties fo:text-align="center" style:justify-single-word="false" style:text-autospace="none"/>
      <style:text-properties fo:color="#e6e6e6" style:text-outline="false" style:text-line-through-style="none" style:font-name="Arial" fo:font-size="44pt" fo:font-style="normal" fo:text-shadow="none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/>
    </style:style>
    <style:style style:name="harmaa2_7e_LT_7e_Untertitel" style:display-name="harmaa2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harmaa2_7e_LT_7e_Notizen" style:display-name="harmaa2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/>
    </style:style>
    <style:style style:name="harmaa2_7e_LT_7e_Hintergrundobjekte" style:display-name="harmaa2~LT~Hintergrundobjekte" style:family="paragraph">
      <style:paragraph-properties style:text-autospace="none"/>
    </style:style>
    <style:style style:name="harmaa2_7e_LT_7e_Hintergrund" style:display-name="harmaa2~LT~Hintergrund" style:family="paragraph">
      <style:paragraph-properties style:text-autospace="none"/>
    </style:style>
    <style:style style:name="WW-Title" style:family="paragraph">
      <style:paragraph-properties fo:text-align="center" style:justify-single-word="false" style:text-autospace="none"/>
      <style:text-properties fo:color="#e6e6e6" style:text-outline="false" style:text-line-through-style="none" style:font-name="Arial" fo:font-size="44pt" fo:font-style="normal" fo:text-shadow="none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1.199cm" fo:margin-right="0cm" fo:margin-top="0cm" fo:margin-bottom="0.499cm" fo:text-indent="-0.9cm" style:auto-text-indent="false" style:text-autospace="none"/>
      <style:text-properties fo:color="#e6e6e6" style:text-outline="false" style:text-line-through-style="none" style:font-name="Arial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space-before="0.3cm"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6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5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1.8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0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2.699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2.999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right">
      <style:page-layout-properties fo:page-width="21.001cm" fo:page-height="29.7cm" style:num-format="1" style:print-orientation="portrait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 style:page-usage="lef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Portada" style:page-layout-name="Mpm2" style:next-style-name="TablaContenidos"/>
    <style:master-page style:name="TablaContenidos" style:page-layout-name="Mpm3" style:next-style-name="IndiceFiguras">
      <style:footer>
        <text:p text:style-name="Footer"><text:page-number style:num-format="i" text:select-page="current">i</text:page-number></text:p>
      </style:footer>
    </style:master-page>
    <style:master-page style:name="IndiceFiguras" style:page-layout-name="Mpm4">
      <style:footer>
        <text:p text:style-name="Footer"><text:page-number style:num-format="i" text:select-page="current">ii</text:page-number></text:p>
      </style:footer>
    </style:master-page>
    <style:master-page style:name="PaginaDerecha" style:page-layout-name="Mpm5" style:next-style-name="PaginaIzquierda">
      <style:header>
        <text:p text:style-name="CabeceraDerecha">Anexo 3: Especificación de diseño</text:p>
      </style:header>
      <style:footer>
        <text:p text:style-name="PieDerecha"><text:page-number text:select-page="current">1</text:page-number></text:p>
      </style:footer>
    </style:master-page>
    <style:master-page style:name="PaginaIzquierda" style:page-layout-name="Mpm6" style:next-style-name="PaginaDerecha">
      <style:header>
        <text:p text:style-name="CabeceraIzquierda">David Garcinuño Enríquez</text:p>
      </style:header>
      <style:footer>
        <text:p text:style-name="PieIzquierda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02</meta:generator>
    <meta:initial-creator>David Enríquez</meta:initial-creator>
    <meta:creation-date>2007-12-16T00:46:39</meta:creation-date>
    <dc:creator>dagaren </dc:creator>
    <dc:date>2012-04-18T00:24:53</dc:date>
    <meta:editing-cycles>176</meta:editing-cycles>
    <meta:editing-duration>P1DT1H17M35S</meta:editing-duration>
    <meta:document-statistic meta:table-count="0" meta:image-count="1" meta:object-count="0" meta:page-count="5" meta:paragraph-count="16" meta:word-count="44" meta:character-count="281" meta:non-whitespace-character-count="266"/>
    <meta:user-defined meta:name="Info 1"/>
    <meta:user-defined meta:name="Info 2"/>
    <meta:user-defined meta:name="Info 3"/>
    <meta:user-defined meta:name="Info 4"/>
  </office:meta>
</office:document-meta>
</file>